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 svg:font-family="F"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master-page-name="MP0">
      <style:paragraph-properties style:page-number="auto" fo:break-before="page"/>
    </style:style>
    <style:style style:name="T1" style:family="text">
      <style:text-properties fo:font-size="12pt" style:font-size-asian="12pt" style:font-name-complex="Times New Roman"/>
    </style:style>
    <style:style style:name="T2" style:family="text">
      <style:text-properties fo:font-size="12pt" fo:font-style="italic" style:font-size-asian="12pt" style:font-style-asian="italic" style:font-name-complex="Times New Roman"/>
    </style:style>
    <style:style style:name="T3" style:family="text">
      <style:text-properties fo:font-size="12pt" fo:font-style="italic" fo:font-weight="bold" style:font-size-asian="12pt" style:font-style-asian="italic" style:font-weight-asian="bold" style:font-name-complex="Times New Roman"/>
    </style:style>
    <style:style style:name="T4" style:family="text">
      <style:text-properties fo:font-size="12pt" fo:font-weight="bold" style:font-size-asian="12pt" style:font-weight-asian="bold" style:font-name-complex="Times New Roman"/>
    </style:style>
    <style:style style:name="T5" style:family="text">
      <style:text-properties style:text-position="super 67%" fo:font-size="12pt" style:font-size-asian="12pt" style:font-name-complex="Times New Roman"/>
    </style:style>
    <style:style style:name="T6" style:family="text">
      <style:text-properties fo:color="#00cc00" fo:font-size="12pt" fo:font-weight="bold" style:font-size-asian="12pt" style:font-weight-asian="bold" style:font-name-complex="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Standard"><text:span text:style-name="Police_20_par_20_défaut"><text:span text:style-name="T1">Série de lettres échangées </text:span></text:span><text:span text:style-name="Police_20_par_20_défaut"><text:span text:style-name="T1"><text:s/>entre</text:span></text:span><text:span text:style-name="Police_20_par_20_défaut"><text:span text:style-name="T1"> Juán</text:span></text:span><text:span text:style-name="Police_20_par_20_défaut"><text:span text:style-name="T1"> et sa femme </text:span></text:span><text:span text:style-name="Police_20_par_20_défaut"><text:span text:style-name="T1">Carmen</text:span></text:span><text:span text:style-name="Police_20_par_20_défaut"><text:span text:style-name="T1"> :</text:span></text:span></text:p>
      <text:p text:style-name="Standard"/>
      <text:p text:style-name="Standard"><text:span text:style-name="Police_20_par_20_défaut"><text:span text:style-name="T1">Lettre 1 (J</text:span></text:span><text:span text:style-name="Police_20_par_20_défaut"><text:span text:style-name="T1">u</text:span></text:span><text:span text:style-name="Police_20_par_20_défaut"><text:span text:style-name="T1">á</text:span></text:span><text:span text:style-name="Police_20_par_20_défaut"><text:span text:style-name="T1">n</text:span></text:span><text:span text:style-name="Police_20_par_20_défaut"><text:span text:style-name="T1"> à sa femme) :</text:span></text:span></text:p>
      <text:p text:style-name="Standard"><text:span text:style-name="Police_20_par_20_défaut"><text:span text:style-name="T1">Camp de Septfonds, 22 mars 1939.</text:span></text:span></text:p>
      <text:p text:style-name="Standard"/>
      <text:p text:style-name="Standard"><text:span text:style-name="Police_20_par_20_défaut"><text:span text:style-name="T1">Ma chère épouse,</text:span></text:span></text:p>
      <text:p text:style-name="Standard"><text:span text:style-name="Police_20_par_20_défaut"><text:span text:style-name="T1">C'est grâce à mon ami Alfonso que j'ai retrouvé votre trace. Il a un ami qui travaille aux affectations et grâce à lui, nous avons app</text:span></text:span><text:span text:style-name="Police_20_par_20_défaut"><text:span text:style-name="T1">ris que vous étiez dans ce refuge, à Marseille. J'espère que vous allez bien. Alejandra me manque beaucoup mais pour rien au monde je ne voudrais qu'elle me voit vivre dans ces conditions. J'espère que vous êtes mieux logées que nous ici à Septfonds. Nous </text:span></text:span><text:span text:style-name="Police_20_par_20_défaut"><text:span text:style-name="T1">sommes des milliers d’Espagnols, entassés dans des baraques insalubres, tous désemparés sans aucune possibilité de sortir d'ici. Je vais malgré tout relativement bien et ma santé est bonne. Heureusement qu'il règne un esprit d'entraide et de solidarité, je</text:span></text:span><text:span text:style-name="Police_20_par_20_défaut"><text:span text:style-name="T1"> me suis fait quelques amis qui comme moi tentent de garder la tête haute et de ne pas perdre espoir.</text:span></text:span></text:p>
      <text:p text:style-name="Standard"><text:span text:style-name="Police_20_par_20_défaut"><text:span text:style-name="T1">Je suis tellement heureux de vous savoir toutes les deux encore ensemble ! Ça va m'aider à tenir le coup ! Envoie-moi une réponse dès que tu reçois cette </text:span></text:span><text:span text:style-name="Police_20_par_20_défaut"><text:span text:style-name="T1">petite lettre,</text:span></text:span></text:p>
      <text:p text:style-name="Standard"><text:span text:style-name="Police_20_par_20_défaut"><text:span text:style-name="T1">Te quiero, Juan.</text:span></text:span></text:p>
      <text:p text:style-name="Standard"/>
      <text:p text:style-name="Standard"><text:span text:style-name="Police_20_par_20_défaut"><text:span text:style-name="T1">Lettre 2 (Carmen à Juán) :</text:span></text:span></text:p>
      <text:p text:style-name="Standard"><text:span text:style-name="Police_20_par_20_défaut"><text:span text:style-name="T1">Refuge de Marseille, 30 mars 1939.</text:span></text:span></text:p>
      <text:p text:style-name="Standard"><text:span text:style-name="Police_20_par_20_défaut"><text:span text:style-name="T1">Holá mi amor,</text:span></text:span></text:p>
      <text:p text:style-name="Standard"><text:span text:style-name="Police_20_par_20_défaut"><text:span text:style-name="T1">Je suis tellement heureuse de savoir que tu vas bien ! Ne t'inquiète pas mon Amour, Alejandra et moi allons bien. Après notre séparation à la fro</text:span></text:span><text:span text:style-name="Police_20_par_20_défaut"><text:span text:style-name="T1">ntière, nous avons fait deux jours de train, c'était interminable ! Nous sommes arrivés à Marseille dans un camp sûrement identique au tien, mais ici, les conditions de vie ne sont pas les mêmes. On est un groupe de femmes et d’enfants séparé des pères de </text:span></text:span><text:span text:style-name="Police_20_par_20_défaut"><text:span text:style-name="T1">famille ; et contrairement à vous, nous vivons bien, dans un grand endroit où des Françaises s’occupent de nous notamment quand il s’agit de subvenir aux besoins des enfants en bas-âge. Les Français n’ont pas l’air si terrible que ça ! Cependant l’Espagne </text:span></text:span><text:span text:style-name="Police_20_par_20_défaut"><text:span text:style-name="T1">me manque, la chaleur du pays me manque, ainsi que la nourriture typique de chez nous. Ici, elle est fade et mal cuisinée... <text:s/></text:span></text:span></text:p>
      <text:p text:style-name="Standard"><text:span text:style-name="Police_20_par_20_défaut"><text:span text:style-name="T1">María est devenue une amie et un pilier pour moi, dans cette épreuve difficile. <text:s/>Quand </text:span></text:span><text:span text:style-name="Police_20_par_20_défaut"><text:span text:style-name="T1">je dois aller voir des personnes pour des papiers administratifs, elle s’occupe d’Alejandra, alors qu’elle a déjà deux enfants sous son aile. Cette femme est comme une sœur pour moi, c’est comme si je la connaissais depuis des lustres. Je suis tellement he</text:span></text:span><text:span text:style-name="Police_20_par_20_défaut"><text:span text:style-name="T1">ureuse de te parler !!! </text:span></text:span><text:span text:style-name="Police_20_par_20_défaut"><text:span text:style-name="T1">Remercie </text:span></text:span><text:span text:style-name="Police_20_par_20_défaut"><text:span text:style-name="T1">Alfonso</text:span></text:span><text:span text:style-name="Police_20_par_20_défaut"><text:span text:style-name="T1"> </text:span></text:span><text:span text:style-name="Police_20_par_20_défaut"><text:span text:style-name="T1">de </text:span></text:span><text:span text:style-name="Police_20_par_20_défaut"><text:span text:style-name="T1">ma part pour t’avoir aidé à trouver mon adresse. Vu que les conditions ne sont pas bonnes, as-tu besoin que je t’envoie des couvertures ou des vêtements pour affronter le froid ?</text:span></text:span></text:p>
      <text:p text:style-name="Standard"><text:soft-page-break/></text:p>
      <text:p text:style-name="Standard"><text:span text:style-name="Police_20_par_20_défaut"><text:span text:style-name="T1">Ta femme qui t’aim</text:span></text:span><text:span text:style-name="Police_20_par_20_défaut"><text:span text:style-name="T1">e, Carmen.</text:span></text:span></text:p>
      <text:p text:style-name="Standard"/>
      <text:p text:style-name="Standard"><text:span text:style-name="Police_20_par_20_défaut"><text:span text:style-name="T1">Lettre 3 (Juán à Carmen) :</text:span></text:span></text:p>
      <text:p text:style-name="Standard"><text:span text:style-name="Police_20_par_20_défaut"><text:span text:style-name="T1">Camp de Septfonds, le 5 novembre 1939.</text:span></text:span></text:p>
      <text:p text:style-name="Standard"><text:span text:style-name="Police_20_par_20_défaut"><text:span text:style-name="T1">Ma bien aimée,</text:span></text:span></text:p>
      <text:p text:style-name="Standard"><text:span text:style-name="Police_20_par_20_défaut"><text:span text:style-name="T1">Ta lettre me donne du baume au cœur ! J’ai l’impression que tu es à côté de moi lorsque je la lis… Je suis content que tu aies pu retrouver un équilibre de vie </text:span></text:span><text:span text:style-name="Police_20_par_20_défaut"><text:span text:style-name="T1">avec notre petite fille, j’aimerais tellement être avec vous… Je remarque que ta bonté et ta générosité n’ont pas été dominées par le mal du pays. Je veux bien que tu m’envoies des vêtements et objets chauds pour que je puisse survivre dans ce calvaire. Ce</text:span></text:span><text:span text:style-name="Police_20_par_20_défaut"><text:span text:style-name="T1">pendant, je ne suis pas sûr de tout recevoir…</text:span></text:span></text:p>
      <text:p text:style-name="Standard"><text:span text:style-name="Police_20_par_20_défaut"><text:span text:style-name="T1">Petit à petit, j’arrive à me faire une place dans cet environnement hostile. Par ailleurs, j’ai décidé de m’inscrire sur la Compagnie des Travailleurs Etrangers afin de pouvoir gagner un peu d’argent, passer d</text:span></text:span><text:span text:style-name="Police_20_par_20_défaut"><text:span text:style-name="T1">es tests pour au final sortir de ce trou à rat. J’ai très vite travaillé dans le domaine agricole, jusqu’à ce que je reçoive hier, de la part de la compagnie, une affectation afin de travailler à la Poudrerie de Toulouse. D’après les dires de mes camarades</text:span></text:span><text:span text:style-name="Police_20_par_20_défaut"><text:span text:style-name="T1"> </text:span></text:span><text:span text:style-name="Police_20_par_20_défaut"><text:span text:style-name="T1">et d</text:span></text:span><text:span text:style-name="Police_20_par_20_défaut"><text:span text:style-name="T1">’</text:span></text:span><text:span text:style-name="Police_20_par_20_défaut"><text:span text:style-name="T1">Alfonso</text:span></text:span><text:span text:style-name="Police_20_par_20_défaut"><text:span text:style-name="T1"> qui m’écrit depuis là-bas, la vie y est meilleure, notamment au niveau du confort des logements. J’ai hâte, car je vais pouvoir retrouver mon ami et sortir de la misère du camp.</text:span></text:span></text:p>
      <text:p text:style-name="Standard"><text:span text:style-name="Police_20_par_20_défaut"><text:span text:style-name="T1">Depuis mon arrivée, le flux d’entrants et sortants dans </text:span></text:span><text:span text:style-name="Police_20_par_20_défaut"><text:span text:style-name="T1">le camp continue sans cesse. Il y a deux mois, on a vu débarquer un groupe de jeunes garçons allant de 14 à 18 ans. Dès leur arrivée, j’ai remarqué un jeune homme d’une quinzaine d’années qui était un peu perdu. Il avait l’air d’être un animal mort de faim</text:span></text:span><text:span text:style-name="Police_20_par_20_défaut"><text:span text:style-name="T1">… Cette scène fut un électrochoc pour moi car ce garçon pourrait être notre fils ! Je l’ai donc pris sous mon aile avant mon départ et de façon symbolique, je lui ai donné ma fameuse cuillère pour qu’il puisse garder sa dignité d’homme. Néanmoins, ce « cad</text:span></text:span><text:span text:style-name="Police_20_par_20_défaut"><text:span text:style-name="T1">eau » fut un déclic pour lui et lorsqu’il allait travailler au village, il s’était donné pour but d’en ramener le maximum afin d’en procurer une pour chacun des internés. Ceci a donc créé une sorte de trafic donnant le tournis aux gardes, quel bazar ! Même</text:span></text:span><text:span text:style-name="Police_20_par_20_défaut"><text:span text:style-name="T1"> si mon départ pour Toulouse est imminent, j’espère que ce jeune s’en sortira et saura s’occuper de ses camarades moins débrouillards…</text:span></text:span></text:p>
      <text:p text:style-name="Standard"/>
      <text:p text:style-name="Standard"><text:span text:style-name="Police_20_par_20_défaut"><text:span text:style-name="T1">Je t’aime Carmen, Juán.</text:span></text:span></text:p>
      <text:p text:style-name="Standard"/>
      <text:p text:style-name="Standard"/>
      <text:p text:style-name="Standard"><text:span text:style-name="Police_20_par_20_défau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 svg:font-family="F"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6%"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true" style:font-size-asian="11pt" style:language-asian="fr" style:country-asian="FR"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6%"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fr" fo:country="FR" fo:font-style="normal" style:text-underline-style="none" fo:font-weight="normal" style:letter-kerning="true" fo:background-color="transparent" style:font-name-asian="Arial Unicode MS" style:font-size-asian="11pt" style:language-asian="fr" style:country-asian="FR"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name-complex="Arial Unicode M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meta:initial-creator>nicolas humblot</meta:initial-creator>
    <dc:creator>Marie AUBRY</dc:creator>
    <meta:creation-date>2019-10-04T10:21:00Z</meta:creation-date>
    <dc:date>2019-10-31T17:44:22</dc:date>
    <meta:editing-cycles>3</meta:editing-cycles>
    <meta:editing-duration>PT4M14S</meta:editing-duration>
    <meta:document-statistic meta:table-count="0" meta:image-count="0" meta:object-count="0" meta:page-count="4" meta:paragraph-count="20" meta:word-count="839" meta:character-count="4691"/>
    <meta:user-defined meta:name="AppVersion">16.0000</meta:user-defined>
    <meta:user-defined meta:name="Company">INU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